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981c" officeooo:paragraph-rsid="0007981c"/>
    </style:style>
    <style:style style:name="P2" style:family="paragraph" style:parent-style-name="Standard">
      <style:text-properties officeooo:rsid="0029ec57" officeooo:paragraph-rsid="0007981c"/>
    </style:style>
    <style:style style:name="P3" style:family="paragraph" style:parent-style-name="Standard">
      <style:text-properties officeooo:paragraph-rsid="0007da69"/>
    </style:style>
    <style:style style:name="P4" style:family="paragraph" style:parent-style-name="Standard" style:list-style-name="L1">
      <style:text-properties officeooo:paragraph-rsid="0007981c"/>
    </style:style>
    <style:style style:name="P5" style:family="paragraph" style:parent-style-name="Standard" style:list-style-name="L1">
      <style:text-properties officeooo:rsid="002330a4" officeooo:paragraph-rsid="0007981c"/>
    </style:style>
    <style:style style:name="P6" style:family="paragraph" style:parent-style-name="Standard" style:list-style-name="L1">
      <style:text-properties officeooo:rsid="002352c8" officeooo:paragraph-rsid="0007981c"/>
    </style:style>
    <style:style style:name="P7" style:family="paragraph" style:parent-style-name="Standard" style:list-style-name="L1">
      <style:text-properties officeooo:rsid="0029ec57" officeooo:paragraph-rsid="0007981c"/>
    </style:style>
    <style:style style:name="P8" style:family="paragraph" style:parent-style-name="Standard" style:list-style-name="L2">
      <style:text-properties officeooo:paragraph-rsid="0007da69"/>
    </style:style>
    <style:style style:name="P9" style:family="paragraph" style:parent-style-name="Standard" style:list-style-name="L3">
      <style:text-properties officeooo:paragraph-rsid="000aa037"/>
    </style:style>
    <style:style style:name="P10" style:family="paragraph" style:parent-style-name="Standard" style:list-style-name="L3">
      <style:text-properties officeooo:rsid="001502d4" officeooo:paragraph-rsid="000aa037"/>
    </style:style>
    <style:style style:name="P11" style:family="paragraph" style:parent-style-name="Standard" style:list-style-name="L2">
      <style:text-properties officeooo:rsid="000afcff" officeooo:paragraph-rsid="000afcff"/>
    </style:style>
    <style:style style:name="P12" style:family="paragraph" style:parent-style-name="Standard" style:list-style-name="L3">
      <style:text-properties officeooo:rsid="000afcff" officeooo:paragraph-rsid="000afcff"/>
    </style:style>
    <style:style style:name="P13" style:family="paragraph" style:parent-style-name="Standard" style:list-style-name="L2">
      <style:text-properties officeooo:rsid="000b9545" officeooo:paragraph-rsid="000b9545"/>
    </style:style>
    <style:style style:name="P14" style:family="paragraph" style:parent-style-name="Standard" style:list-style-name="L3">
      <style:paragraph-properties fo:break-before="page"/>
      <style:text-properties officeooo:rsid="001502d4" officeooo:paragraph-rsid="000aa037"/>
    </style:style>
    <style:style style:name="T1" style:family="text">
      <style:text-properties officeooo:rsid="0007981c"/>
    </style:style>
    <style:style style:name="T2" style:family="text">
      <style:text-properties officeooo:rsid="002352c8"/>
    </style:style>
    <style:style style:name="T3" style:family="text">
      <style:text-properties officeooo:rsid="002330a4"/>
    </style:style>
    <style:style style:name="T4" style:family="text">
      <style:text-properties officeooo:rsid="0007da69"/>
    </style:style>
    <style:style style:name="T5" style:family="text">
      <style:text-properties officeooo:rsid="0029ec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Climate <text:span text:style-name="T4">of Kauri</text:span>:</text:p>
      <text:list xml:id="list1369272790" text:style-name="L1">
        <text:list-item>
          <text:p text:style-name="P5">Warm summers, mild winters, even rainfall, average annual temps 13-16C <text:span text:style-name="T2">[2]</text:span></text:p>
        </text:list-item>
        <text:list-item>
          <text:p text:style-name="P4"><text:span text:style-name="T3">Mean annual rainfall </text:span>1000–2500mm <text:span text:style-name="T2">[2]</text:span></text:p>
        </text:list-item>
        <text:list-item>
          <text:p text:style-name="P6">Mean max temperature 28C [2]</text:p>
        </text:list-item>
        <text:list-item>
          <text:p text:style-name="P6">Mean min temp 3C [2]</text:p>
        </text:list-item>
        <text:list-item>
          <text:p text:style-name="P7">Less than 50 ground frosts per year [3]</text:p>
        </text:list-item>
      </text:list>
      <text:p text:style-name="P2"/>
      <text:p text:style-name="P3"><text:span text:style-name="T1">Effects of climate change </text:span><text:span text:style-name="T4">on Kauri</text:span><text:span text:style-name="T1">:</text:span></text:p>
      <text:list xml:id="list821348813" text:style-name="L2">
        <text:list-item>
          <text:p text:style-name="P8"><text:span text:style-name="T2">Twigs not affected until temps drop to -7C </text:span><text:span text:style-name="T5">[2]</text:span></text:p>
        </text:list-item>
        <text:list-item>
          <text:p text:style-name="P11">Dormancy coincides with air temp max below 18C and min below 8C [7]</text:p>
        </text:list-item>
        <text:list-item>
          <text:p text:style-name="P13">Large trees more affected by climate changes [7]</text:p>
        </text:list-item>
        <text:list-item>
          <text:p text:style-name="P13">Mainly influenced by air temp and soil moisture, impact varies by season [7]</text:p>
        </text:list-item>
      </text:list>
      <text:list xml:id="list1001834883" text:style-name="L3">
        <text:list-item>
          <text:p text:style-name="P14"><text:a xlink:type="simple" xlink:href="https://teara.govt.nz/en/artwork/10022/stages-of-growth" text:style-name="Internet_20_link" text:visited-style-name="Visited_20_Internet_20_Link">https://teara.govt.nz/en/artwork/10022/stages-of-growth</text:a></text:p>
        </text:list-item>
        <text:list-item>
          <text:p text:style-name="P10">A review of New Zealand kauri</text:p>
        </text:list-item>
        <text:list-item>
          <text:p text:style-name="P9">Biological flora of New Zealand 8. Agathis australis</text:p>
        </text:list-item>
        <text:list-item>
          <text:p text:style-name="P9">Allometric Equations for Estimating Carbon Stocks</text:p>
        </text:list-item>
        <text:list-item>
          <text:p text:style-name="P9">control and management of kauri dieback in New Zealand</text:p>
        </text:list-item>
        <text:list-item>
          <text:p text:style-name="P12"/>
        </text:list-item>
        <text:list-item>
          <text:p text:style-name="P12">influence of tree size on the climate-growth relationship of New Zealand Kaur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3:03:20.692000000</dc:date>
    <meta:editing-duration>PT20M48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8" meta:word-count="146" meta:character-count="834" meta:non-whitespace-character-count="722"/>
  </office:meta>
</office:document-meta>
</file>